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ira Mono" svg:font-family="'Fira Mono', 'Andale Mono', Consolas, monospace"/>
    <style:font-face style:name="Lohit Devanagari1" svg:font-family="'Lohit Devanagari'"/>
    <style:font-face style:name="Source Sans Pro" svg:font-family="'Source Sans Pro', 'Lucida Grande', 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oto Mono" fo:font-size="14pt" style:font-size-asian="14pt" style:font-size-complex="14pt"/>
    </style:style>
    <style:style style:name="P2" style:family="paragraph" style:parent-style-name="Standard">
      <style:text-properties style:font-name="Noto Mono" fo:font-size="14pt" officeooo:rsid="0005d0f6" officeooo:paragraph-rsid="0005d0f6" style:font-size-asian="14pt" style:font-size-complex="14pt"/>
    </style:style>
    <style:style style:name="P3" style:family="paragraph" style:parent-style-name="Standard">
      <style:text-properties style:font-name="Noto Mono" fo:font-size="14pt" officeooo:rsid="0005d0f6" officeooo:paragraph-rsid="0006efcf" style:font-size-asian="14pt" style:font-size-complex="14pt"/>
    </style:style>
    <style:style style:name="P4" style:family="paragraph" style:parent-style-name="Standard">
      <style:text-properties style:font-name="Noto Mono" fo:font-size="14pt" fo:font-weight="bold" style:font-size-asian="14pt" style:font-weight-asian="bold" style:font-size-complex="14pt" style:font-weight-complex="bold"/>
    </style:style>
    <style:style style:name="P5" style:family="paragraph" style:parent-style-name="Standard">
      <style:text-properties style:font-name="Noto Mono" fo:font-size="14pt" fo:font-weight="bold" officeooo:rsid="0005d0f6" officeooo:paragraph-rsid="0005d0f6" style:font-size-asian="14pt" style:font-weight-asian="bold" style:font-size-complex="14pt" style:font-weight-complex="bold"/>
    </style:style>
    <style:style style:name="P6" style:family="paragraph" style:parent-style-name="Standard">
      <style:text-properties style:font-name="Noto Mono" fo:font-size="14pt" fo:font-weight="bold" officeooo:rsid="00089597" officeooo:paragraph-rsid="00089597" style:font-size-asian="14pt" style:font-weight-asian="bold" style:font-size-complex="14pt" style:font-weight-complex="bold"/>
    </style:style>
    <style:style style:name="P7" style:family="paragraph" style:parent-style-name="Standard">
      <style:text-properties style:font-name="Noto Mono" fo:font-size="14pt" fo:font-weight="normal" officeooo:rsid="000a5cf1" officeooo:paragraph-rsid="000a5cf1" style:font-size-asian="14pt" style:font-weight-asian="normal" style:font-size-complex="14pt" style:font-weight-complex="normal"/>
    </style:style>
    <style:style style:name="P8" style:family="paragraph" style:parent-style-name="Standard">
      <style:text-properties style:font-name="Noto Mono" fo:font-size="14pt" fo:font-weight="normal" officeooo:rsid="000c56fc" officeooo:paragraph-rsid="000c56fc" style:font-size-asian="14pt" style:font-weight-asian="normal" style:font-size-complex="14pt" style:font-weight-complex="normal"/>
    </style:style>
    <style:style style:name="P9" style:family="paragraph" style:parent-style-name="Text_20_body">
      <style:text-properties fo:font-variant="normal" fo:text-transform="none" fo:color="#1c1d1f" style:font-name="Noto Mono" fo:font-size="14pt" fo:letter-spacing="normal" fo:font-style="normal" fo:font-weight="normal" officeooo:rsid="0005d0f6" officeooo:paragraph-rsid="0005d0f6" style:font-size-asian="14pt" style:font-size-complex="14pt"/>
    </style:style>
    <style:style style:name="P10" style:family="paragraph" style:parent-style-name="Heading_20_2">
      <style:text-properties fo:font-variant="normal" fo:text-transform="none" fo:color="#000000" style:text-line-through-style="none" style:text-line-through-type="none" style:font-name="Source Sans Pro" fo:font-size="14pt" fo:letter-spacing="normal" fo:font-style="normal" style:text-underline-style="none" fo:font-weight="bold" officeooo:rsid="00118dd6" officeooo:paragraph-rsid="00118dd6" style:text-blinking="false" style:font-size-asian="14pt" style:font-weight-asian="bold" style:font-size-complex="14pt" style:font-weight-complex="bold"/>
    </style:style>
    <style:style style:name="P11" style:family="paragraph" style:parent-style-name="Standard">
      <style:text-properties style:font-name="Noto Mono" fo:font-size="14pt" officeooo:rsid="0006efcf" officeooo:paragraph-rsid="0006efcf" style:font-size-asian="14pt" style:font-size-complex="14pt"/>
    </style:style>
    <style:style style:name="P12" style:family="paragraph" style:parent-style-name="Standard">
      <style:text-properties fo:font-variant="normal" fo:text-transform="none" style:font-name="Noto Mono" fo:font-size="14pt" fo:letter-spacing="normal" fo:font-style="normal" fo:font-weight="normal" officeooo:rsid="000c56fc" officeooo:paragraph-rsid="000c56fc" style:font-size-asian="14pt" style:font-weight-asian="normal" style:font-size-complex="14pt" style:font-weight-complex="normal"/>
    </style:style>
    <style:style style:name="P13" style:family="paragraph" style:parent-style-name="Standard">
      <style:text-properties fo:font-variant="normal" fo:text-transform="none" style:font-name="Noto Mono" fo:font-size="14pt" fo:letter-spacing="normal" fo:font-style="normal" fo:font-weight="normal" officeooo:rsid="000e547c" officeooo:paragraph-rsid="000e547c" style:font-size-asian="14pt" style:font-weight-asian="normal" style:font-size-complex="14pt" style:font-weight-complex="normal"/>
    </style:style>
    <style:style style:name="P14" style:family="paragraph" style:parent-style-name="Standard">
      <style:text-properties fo:font-variant="normal" fo:text-transform="none" style:font-name="Noto Mono" fo:font-size="14pt" fo:letter-spacing="normal" fo:font-style="normal" fo:font-weight="normal" officeooo:rsid="000f29e6" officeooo:paragraph-rsid="000f29e6" style:font-size-asian="14pt" style:font-weight-asian="normal" style:font-size-complex="14pt" style:font-weight-complex="normal"/>
    </style:style>
    <style:style style:name="P15" style:family="paragraph" style:parent-style-name="Standard">
      <style:text-properties fo:font-variant="normal" fo:text-transform="none" style:font-name="Noto Mono" fo:font-size="14pt" fo:letter-spacing="normal" fo:font-style="normal" fo:font-weight="normal" officeooo:rsid="00118dd6" officeooo:paragraph-rsid="00118dd6" style:font-size-asian="14pt" style:font-weight-asian="normal" style:font-size-complex="14pt" style:font-weight-complex="normal"/>
    </style:style>
    <style:style style:name="P16" style:family="paragraph" style:parent-style-name="Standard">
      <style:text-properties fo:font-variant="normal" fo:text-transform="none" style:font-name="Noto Mono" fo:font-size="14pt" fo:letter-spacing="normal" fo:font-style="normal" fo:font-weight="normal" officeooo:rsid="00129280" officeooo:paragraph-rsid="00129280" style:font-size-asian="14pt" style:font-weight-asian="normal" style:font-size-complex="14pt" style:font-weight-complex="normal"/>
    </style:style>
    <style:style style:name="P17" style:family="paragraph" style:parent-style-name="Standard">
      <style:text-properties fo:font-variant="normal" fo:text-transform="none" style:font-name="Noto Mono" fo:font-size="14pt" fo:letter-spacing="normal" fo:font-style="normal" fo:font-weight="normal" officeooo:rsid="0012f193" officeooo:paragraph-rsid="0012f193" style:font-size-asian="14pt" style:font-weight-asian="normal" style:font-size-complex="14pt" style:font-weight-complex="normal"/>
    </style:style>
    <style:style style:name="P18" style:family="paragraph" style:parent-style-name="Standard">
      <style:text-properties fo:font-variant="normal" fo:text-transform="none" style:font-name="Noto Mono" fo:font-size="14pt" fo:letter-spacing="normal" fo:font-style="normal" fo:font-weight="bold" officeooo:rsid="00118dd6" officeooo:paragraph-rsid="00118dd6" style:font-size-asian="14pt" style:font-weight-asian="bold" style:font-size-complex="14pt" style:font-weight-complex="bold"/>
    </style:style>
    <style:style style:name="P19" style:family="paragraph" style:parent-style-name="Standard">
      <style:text-properties fo:font-variant="normal" fo:text-transform="none" style:font-name="Noto Mono" fo:font-size="14pt" fo:letter-spacing="normal" fo:font-style="normal" fo:font-weight="bold" officeooo:rsid="0012fea2" officeooo:paragraph-rsid="0012fea2" style:font-size-asian="14pt" style:font-weight-asian="bold" style:font-size-complex="14pt" style:font-weight-complex="bold"/>
    </style:style>
    <style:style style:name="P20" style:family="paragraph" style:parent-style-name="Standard">
      <style:text-properties fo:font-variant="normal" fo:text-transform="none" style:font-name="Noto Mono" fo:font-size="14pt" fo:letter-spacing="normal" fo:font-style="normal" fo:font-weight="bold" officeooo:rsid="00138d07" officeooo:paragraph-rsid="00138d07" style:font-size-asian="14pt" style:font-weight-asian="bold" style:font-size-complex="14pt" style:font-weight-complex="bold"/>
    </style:style>
    <style:style style:name="P21" style:family="paragraph" style:parent-style-name="Standard">
      <style:text-properties fo:font-variant="normal" fo:text-transform="none" style:font-name="Noto Mono" fo:font-size="14pt" fo:letter-spacing="normal" fo:font-style="normal" fo:font-weight="bold" officeooo:rsid="0014aa7f" officeooo:paragraph-rsid="0014aa7f" style:font-size-asian="14pt" style:font-weight-asian="bold" style:font-size-complex="14pt" style:font-weight-complex="bold"/>
    </style:style>
    <style:style style:name="P22" style:family="paragraph" style:parent-style-name="Text_20_body" style:list-style-name="L1">
      <style:paragraph-properties fo:margin-left="0.265cm" fo:margin-right="0cm" fo:margin-top="0cm" fo:margin-bottom="0.529cm" loext:contextual-spacing="false" fo:orphans="2" fo:widows="2" fo:text-indent="0cm" style:auto-text-indent="false" fo:padding="0cm" fo:border="none"/>
      <style:text-properties fo:font-variant="normal" fo:text-transform="none" fo:color="#1c1d1f" style:font-name="Noto Mono" fo:font-size="14pt" fo:letter-spacing="normal" fo:font-style="normal" fo:font-weight="normal" style:font-size-asian="14pt" style:font-size-complex="14pt"/>
    </style:style>
    <style:style style:name="P23" style:family="paragraph" style:parent-style-name="Text_20_body">
      <style:paragraph-properties fo:margin-top="0cm" fo:margin-bottom="0cm" loext:contextual-spacing="false"/>
    </style:style>
    <style:style style:name="T1"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Sección 22 - MERN Calendar - Estructura y Diseño</text:p>
      <text:p text:style-name="P1"/>
      <text:p text:style-name="P1"/>
      <text:p text:style-name="P5">MERN significa:</text:p>
      <text:p text:style-name="P2"/>
      <text:p text:style-name="P2">M = <text:tab/>MongoDb</text:p>
      <text:p text:style-name="P2">E = <text:tab/>Express</text:p>
      <text:p text:style-name="P2">R = <text:tab/>React Js</text:p>
      <text:p text:style-name="P2">N = <text:tab/>NodeJs</text:p>
      <text:p text:style-name="P2"/>
      <text:p text:style-name="P5">Temas Puntuales de la Sección.</text:p>
      <text:p text:style-name="P2"/>
      <text:p text:style-name="P9">Estructura y diseño de nuestra aplicación de Calendario</text:p>
      <text:list xml:id="list406958162" text:style-name="L1">
        <text:list-item>
          <text:p text:style-name="P22">Uso de componentes de terceros</text:p>
        </text:list-item>
        <text:list-item>
          <text:p text:style-name="P22">Modals</text:p>
        </text:list-item>
        <text:list-item>
          <text:p text:style-name="P22">Configuración de Redux</text:p>
        </text:list-item>
        <text:list-item>
          <text:p text:style-name="P22">CRUD local</text:p>
        </text:list-item>
        <text:list-item>
          <text:p text:style-name="P22">Preparación de pantallas para futuras secciones</text:p>
        </text:list-item>
        <text:list-item>
          <text:p text:style-name="P22">Uso de MomentJS</text:p>
        </text:list-item>
        <text:list-item>
          <text:p text:style-name="P22">Manejo de fechas</text:p>
        </text:list-item>
      </text:list>
      <text:p text:style-name="P3"/>
      <text:p text:style-name="P11">La aplicación maneja una versión antigua de react-router-dom y también una versión 4.5 de Bootstrap. Paa efectos de compatibilidad se dejará esas mismas. Pero cuidado, las rutas de React ya no funcionan de la manera como se ven en el curso.</text:p>
      <text:p text:style-name="P3"/>
      <text:p text:style-name="P6">Recursos usados.</text:p>
      <text:p text:style-name="P6"/>
      <text:p text:style-name="P7">Bootstrap version 4</text:p>
      <text:p text:style-name="P7"/>
      <text:p text:style-name="P7">FontAwesone</text:p>
      <text:p text:style-name="P7"><text:soft-page-break/>Un componente de calendario que se descarga de esta dirección:</text:p>
      <text:p text:style-name="P7"/>
      <text:p text:style-name="P7"><text:a xlink:type="simple" xlink:href="https://www.npmjs.com/package/react-big-calendar" text:style-name="Internet_20_link" text:visited-style-name="Visited_20_Internet_20_Link">https://www.npmjs.com/package/react-big-calendar</text:a></text:p>
      <text:p text:style-name="P7"/>
      <text:p text:style-name="P8">Para instalarlo:</text:p>
      <text:p text:style-name="P8"/>
      <text:p text:style-name="P12">npm i react-big-calendar</text:p>
      <text:p text:style-name="P12"/>
      <text:p text:style-name="P13">Este componente al parecer tiene problemas con React 18</text:p>
      <text:p text:style-name="P13"/>
      <text:p text:style-name="P13">También se instala moment para trabajar con fechas.</text:p>
      <text:p text:style-name="P13"/>
      <text:p text:style-name="P13">Npm install moment</text:p>
      <text:p text:style-name="P13"/>
      <text:p text:style-name="P14">El componente tiene diferentes opciones de configuración. Para mostrar distintos eventos se deben y pueden traer de un storage o de una base de datos que haya en alguna parte.</text:p>
      <text:p text:style-name="P14"/>
      <text:p text:style-name="P18">React-Modal</text:p>
      <text:p text:style-name="P18"/>
      <text:p text:style-name="P15">Se utiliza este paquete para una ventana modal.</text:p>
      <text:p text:style-name="P15"/>
      <text:p text:style-name="P15">Se encuentra en <text:a xlink:type="simple" xlink:href="https://www.npmjs.com/package/react-modal" text:style-name="Internet_20_link" text:visited-style-name="Visited_20_Internet_20_Link">https://www.npmjs.com/package/react-modal</text:a></text:p>
      <text:p text:style-name="P15"/>
      <text:p text:style-name="P15">Para instalarlo: npm i react-modal</text:p>
      <text:p text:style-name="P15"/>
      <text:p text:style-name="P15"/>
      <text:h text:style-name="P10" text:outline-level="2">react-datetime-picker</text:h>
      <text:p text:style-name="P23"/>
      <text:p text:style-name="P16">Este componente es para trabajar con fechas. Se encuentra en <text:a xlink:type="simple" xlink:href="https://www.npmjs.com/package/react-datetime-picker" text:style-name="Internet_20_link" text:visited-style-name="Visited_20_Internet_20_Link">https://www.npmjs.com/package/react-datetime-picker</text:a>. Se instala con npm i react-datetime-picker</text:p>
      <text:p text:style-name="P16"/>
      <text:p text:style-name="P17">Este componente tiene muchas validaciones y opciones que permiten poder trabajar con él, jugar, ser creativos, etc.</text:p>
      <text:p text:style-name="P17"/>
      <text:p text:style-name="P19">También se trabaja con Redux.</text:p>
      <text:p text:style-name="P19"><text:span text:style-name="T1"/></text:p>
      <text:p text:style-name="P20"><text:soft-page-break/><text:span text:style-name="T1">Tener en cuenta también que se trabaja con Thunk, a fin de poder hacer peticiones externas y que provea un dispatch.</text:span></text:p>
      <text:p text:style-name="P20"><text:span text:style-name="T1"/></text:p>
      <text:p text:style-name="P21"><text:span text:style-name="T1">Tener en cuenta que la manera de crear el store de la aplicación cambió, pues el createStore está deprecado.</text:span></text:p>
      <text:p text:style-name="P21"><text:span text:style-name="T1"/></text:p>
      <text:p text:style-name="P21"><text:span text:style-name="T1">Aquí puede verse documentación: </text:span><text:a xlink:type="simple" xlink:href="https://redux.js.org/introduction/why-rtk-is-redux-today" text:style-name="Internet_20_link" text:visited-style-name="Visited_20_Internet_20_Link"><text:span text:style-name="T1">https://redux.js.org/introduction/why-rtk-is-redux-today</text:span></text:a></text:p>
      <text:p text:style-name="P21"><text:span text:style-name="T1"/></text:p>
      <text:p text:style-name="P21"><text:span text:style-name="T1"/></text:p>
      <text:p text:style-name="P17"/>
      <text:p text:style-name="P17"/>
      <text:p text:style-name="P15"/>
      <text:p text:style-name="P15"/>
      <text:p text:style-name="P15"/>
      <text:p text:style-name="P15"/>
      <text:p text:style-name="P13"/>
      <text:p text:style-name="P13"/>
      <text:p text:style-name="P13"/>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ira Mono" svg:font-family="'Fira Mono', 'Andale Mono', Consolas, monospace"/>
    <style:font-face style:name="Lohit Devanagari1" svg:font-family="'Lohit Devanagari'"/>
    <style:font-face style:name="Source Sans Pro" svg:font-family="'Source Sans Pro', 'Lucida Grande', sans-serif"/>
    <style:font-face style:name="Noto Mono" svg:font-family="'Noto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2T19:36:19.512403458</meta:creation-date>
    <dc:date>2022-05-03T22:52:21.728213257</dc:date>
    <meta:editing-duration>PT6H59M2S</meta:editing-duration>
    <meta:editing-cycles>7</meta:editing-cycles>
    <meta:generator>LibreOffice/6.4.7.2$Linux_X86_64 LibreOffice_project/40$Build-2</meta:generator>
    <meta:document-statistic meta:table-count="0" meta:image-count="0" meta:object-count="0" meta:page-count="3" meta:paragraph-count="38" meta:word-count="283" meta:character-count="1866" meta:non-whitespace-character-count="1624"/>
  </office:meta>
</office:document-meta>
</file>